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nship<text:tab/>3<text:tab/>90pts<text:tab/>270pts</text:p>
      <text:p text:style-name="Standard">Battleship<text:tab/>1<text:tab/>175pts<text:tab/>175pts</text:p>
      <text:p text:style-name="Standard"><text:tab/>shield<text:tab/><text:tab/>15pts<text:tab/>15pts</text:p>
      <text:p text:style-name="Standard">escort<text:tab/><text:tab/>3<text:tab/>20pts<text:tab/>60pts</text:p>
      <text:p text:style-name="Standard">Cruiser<text:tab/><text:tab/>4<text:tab/>60pts<text:tab/>240pts</text:p>
      <text:p text:style-name="Standard"><text:tab/>shield<text:tab/><text:tab/>40pts<text:tab/>40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Bezzant</meta:initial-creator>
    <meta:creation-date>2015-07-23T23:04:07</meta:creation-date>
    <meta:document-statistic meta:table-count="0" meta:image-count="0" meta:object-count="0" meta:page-count="1" meta:paragraph-count="6" meta:word-count="22" meta:character-count="132"/>
    <dc:date>2015-07-23T23:33:16</dc:date>
    <dc:creator>Justin Bezzant</dc:creator>
    <meta:editing-duration>PT13M29S</meta:editing-duration>
    <meta:editing-cycles>1</meta:editing-cycles>
    <meta:generator>OpenOffice/4.1.1$Unix OpenOffice.org_project/411m6$Build-9775</meta:generator>
  </office:meta>
</office:document-meta>
</file>